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.05cm" fo:min-width="0.7cm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 fo:min-height="1.05cm" fo:min-width="0.7cm"/>
    </style:style>
    <style:style style:name="gr3" style:family="graphic" style:parent-style-name="standard">
      <style:graphic-properties draw:fill="solid" draw:fill-color="#b4c7dc" draw:textarea-horizontal-align="justify" draw:textarea-vertical-align="middle" draw:auto-grow-height="false" fo:min-height="1.05cm" fo:min-width="0.7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cccccc"/>
      <style:paragraph-properties fo:text-align="center"/>
    </style:style>
    <style:style style:name="P4" style:family="paragraph">
      <loext:graphic-properties draw:fill="solid" draw:fill-color="#b4c7d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3cm" svg:x="2.7cm" svg:y="2.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.5cm" svg:y="2.9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2.7cm" svg:y="4.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.5cm" svg:y="1.6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6.9cm" svg:y="1.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6.9cm" svg:y="3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8.1cm" svg:y="1.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5.7cm" svg:y="3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1.3cm" svg:y="3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0.1cm" svg:y="3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11.3cm" svg:y="4.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10.1cm" svg:y="1.7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1.3cm" svg:y="1.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1.3cm" svg:y="3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2.5cm" svg:y="1.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0.1cm" svg:y="3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16.2cm" svg:y="1.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6.2cm" svg:y="3.1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17.4cm" svg:y="1.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5cm" svg:y="3.1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6.2cm" svg:y="3.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5cm" svg:y="3.1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6.2cm" svg:y="4.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5cm" svg:y="1.8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4.4cm" svg:y="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3.2cm" svg:y="8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4.4cm" svg:y="9.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3.2cm" svg:y="6.7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3.2cm" svg:y="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2cm" svg:y="8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3.2cm" svg:y="9.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2cm" svg:y="6.7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3.7cm" svg:y="12.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2.5cm" svg:y="12.4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3.7cm" svg:y="13.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2.5cm" svg:y="11.1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4.9cm" svg:y="12.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3.7cm" svg:y="12.4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4.9cm" svg:y="13.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3.7cm" svg:y="11.1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3.6cm" svg:y="16.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2.4cm" svg:y="16.5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3.6cm" svg:y="17.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2.4cm" svg:y="15.2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3.6cm" svg:y="17.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2.4cm" svg:y="17.8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3.6cm" svg:y="19.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2.4cm" svg:y="16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9.6cm" svg:y="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9.6cm" svg:y="8.3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10.8cm" svg:y="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8.4cm" svg:y="8.3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8.4cm" svg:y="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8.4cm" svg:y="8.3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9.6cm" svg:y="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7.2cm" svg:y="8.3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8.3cm" svg:y="10.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8.3cm" svg:y="12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9.5cm" svg:y="10.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7.1cm" svg:y="12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9.5cm" svg:y="10.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9.5cm" svg:y="12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0.7cm" svg:y="10.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8.3cm" svg:y="12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8.4cm" svg:y="14.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8.4cm" svg:y="15.8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9.6cm" svg:y="14.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7.2cm" svg:y="15.8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8.4cm" svg:y="15.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8.4cm" svg:y="17.1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9.6cm" svg:y="15.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7.2cm" svg:y="17.1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0-03T23:16:14.786000000</meta:creation-date>
    <dc:date>2019-10-04T18:13:29.286000000</dc:date>
    <meta:editing-duration>PT3H51M17S</meta:editing-duration>
    <meta:editing-cycles>51</meta:editing-cycles>
    <meta:generator>LibreOffice/6.3.1.2$Windows_X86_64 LibreOffice_project/b79626edf0065ac373bd1df5c28bd630b4424273</meta:generator>
    <meta:document-statistic meta:object-count="72"/>
  </office:meta>
</office:document-meta>
</file>